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dc2300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dc2300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905cm" svg:x="21.32cm" svg:y="1.635cm">
          <text:p text:style-name="P1">Contenter</text:p>
          <text:p text:style-name="P1">CMS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81cm" svg:height="4.445cm" svg:x="21.32cm" svg:y="7.35cm">
          <text:p text:style-name="P1">Content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svg:x1="23.225cm" svg:y1="3.54cm" svg:x2="23.225cm" svg:y2="7.35cm" draw:start-shape="id1" draw:end-shape="id2" svg:d="m23225 3540v3810">
          <text:p/>
        </draw:connector>
        <draw:custom-shape draw:style-name="gr3" draw:text-style-name="P1" draw:id="id8" draw:layer="layout" svg:width="2.54cm" svg:height="2.54cm" svg:x="6.08cm" svg:y="5.445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2.54cm" svg:height="2.54cm" svg:x="6.08cm" svg:y="9.89cm">
          <text:p text:style-name="P1">App2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87cm" svg:height="3.175cm" svg:x="21.32cm" svg:y="13.7cm">
          <text:p text:style-name="P1">Content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255cm" svg:y1="13.7cm" svg:x2="23.225cm" svg:y2="11.795cm" draw:start-shape="id3" draw:end-shape="id2" svg:d="m23255 13700v-953h-30v-952">
          <text:p/>
        </draw:connector>
        <draw:custom-shape draw:style-name="gr1" draw:text-style-name="P2" draw:id="id4" draw:layer="layout" svg:width="3.175cm" svg:height="3.175cm" svg:x="11.16cm" svg:y="9.255cm">
          <text:p text:style-name="P1">Contenter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.445cm" svg:height="1.905cm" svg:x="15.605cm" svg:y="9.89cm">
          <text:p text:style-name="P1">Contenter</text:p>
          <text:p text:style-name="P1">Memcache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4.445cm" svg:height="1.905cm" svg:x="15.605cm" svg:y="4.81cm">
          <text:p text:style-name="P1">Fallback</text:p>
          <text:p text:style-name="P1">Memcach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335cm" svg:y1="10.842cm" svg:x2="15.605cm" svg:y2="10.842cm" draw:start-shape="id4" draw:start-glue-point="1" draw:end-shape="id5" svg:d="m14335 10842h1270">
          <text:p/>
        </draw:connector>
        <draw:connector draw:style-name="gr2" draw:text-style-name="P2" draw:layer="layout" svg:x1="12.747cm" svg:y1="9.255cm" svg:x2="15.605cm" svg:y2="5.762cm" draw:start-shape="id4" draw:start-glue-point="0" draw:end-shape="id6" draw:end-glue-point="3" svg:d="m12747 9255v-3493h2858">
          <text:p/>
        </draw:connector>
        <draw:custom-shape draw:style-name="gr4" draw:text-style-name="P1" draw:id="id7" draw:layer="layout" svg:width="3.175cm" svg:height="1.905cm" svg:x="1.635cm" svg:y="9.89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1cm" svg:y1="10.842cm" svg:x2="6.08cm" svg:y2="6.715cm" draw:start-shape="id7" draw:start-glue-point="1" draw:end-shape="id8" svg:d="m4810 10842h635v-4127h635">
          <text:p/>
        </draw:connector>
        <draw:connector draw:style-name="gr2" draw:text-style-name="P2" draw:layer="layout" svg:x1="4.81cm" svg:y1="10.842cm" svg:x2="6.08cm" svg:y2="11.16cm" draw:start-shape="id7" draw:start-glue-point="1" draw:end-shape="id9" draw:end-glue-point="3" svg:d="m4810 10842h635v318h635">
          <text:p/>
        </draw:connector>
        <draw:custom-shape draw:style-name="gr1" draw:text-style-name="P2" draw:id="id10" draw:layer="layout" svg:width="3.175cm" svg:height="1.905cm" svg:x="1.635cm" svg:y="1.635cm">
          <text:p text:style-name="P1">Content</text:p>
          <text:p text:style-name="P1">Adm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1cm" svg:y1="2.587cm" svg:x2="21.32cm" svg:y2="2.587cm" draw:start-shape="id10" draw:start-glue-point="1" draw:end-shape="id1" svg:d="m4810 2587h16510">
          <text:p/>
        </draw:connector>
        <draw:connector draw:style-name="gr2" draw:text-style-name="P2" draw:layer="layout" draw:line-skew="1.061cm" svg:x1="3.222cm" svg:y1="11.795cm" svg:x2="23.255cm" svg:y2="16.875cm" draw:start-shape="id7" draw:start-glue-point="2" draw:end-shape="id3" draw:end-glue-point="2" svg:d="m3222 11795v6640h20033v-1560">
          <text:p/>
        </draw:connector>
        <draw:line draw:style-name="gr5" draw:text-style-name="P2" draw:layer="layout" svg:x1="23.225cm" svg:y1="3.54cm" svg:x2="20.05cm" svg:y2="5.445cm">
          <text:p/>
        </draw:line>
        <draw:line draw:style-name="gr5" draw:text-style-name="P2" draw:layer="layout" svg:x1="23.225cm" svg:y1="3.54cm" svg:x2="19.415cm" svg:y2="9.89cm">
          <text:p/>
        </draw:line>
        <draw:frame draw:style-name="gr6" draw:text-style-name="P3" draw:layer="layout" svg:width="2.589cm" svg:height="0.962cm" svg:x="17.51cm" svg:y="7.35cm">
          <draw:text-box>
            <text:p text:style-name="P3"><text:span text:style-name="T1">invalidate</text:span></text:p>
          </draw:text-box>
        </draw:frame>
        <draw:connector draw:style-name="gr2" draw:text-style-name="P2" draw:layer="layout" svg:x1="8.62cm" svg:y1="6.715cm" svg:x2="11.16cm" svg:y2="10.842cm" draw:start-shape="id8" draw:start-glue-point="1" draw:end-shape="id4" draw:end-glue-point="3" svg:d="m8620 6715h1270v4127h1270">
          <text:p/>
        </draw:connector>
        <draw:connector draw:style-name="gr2" draw:text-style-name="P2" draw:layer="layout" svg:x1="8.62cm" svg:y1="11.16cm" svg:x2="11.16cm" svg:y2="10.842cm" draw:start-shape="id9" draw:end-shape="id4" draw:end-glue-point="3" svg:d="m8620 11160h1270v-318h1270">
          <text:p/>
        </draw:connector>
        <draw:connector draw:style-name="gr2" draw:text-style-name="P2" draw:layer="layout" svg:x1="12.747cm" svg:y1="12.43cm" svg:x2="21.32cm" svg:y2="15.287cm" draw:start-shape="id4" draw:start-glue-point="2" draw:end-shape="id3" draw:end-glue-point="3" svg:d="m12747 12430v2857h8573">
          <text:p/>
        </draw:connector>
        <draw:frame draw:style-name="gr7" draw:text-style-name="P5" draw:layer="layout" svg:width="3.262cm" svg:height="0.806cm" svg:x="14.883cm" svg:y="15.605cm">
          <draw:text-box>
            <text:p text:style-name="P4"><text:span text:style-name="T2">App Content</text:span></text:p>
          </draw:text-box>
        </draw:frame>
        <draw:frame draw:style-name="gr7" draw:text-style-name="P5" draw:layer="layout" svg:width="8.351cm" svg:height="0.806cm" svg:x="8.27cm" svg:y="18.78cm">
          <draw:text-box>
            <text:p text:style-name="P4"><text:span text:style-name="T2">Large Content (images, static docs)</text:span></text:p>
          </draw:text-box>
        </draw:frame>
        <draw:custom-shape draw:style-name="gr3" draw:text-style-name="P1" draw:id="id11" draw:layer="layout" svg:width="2.54cm" svg:height="2.54cm" svg:x="6.08cm" svg:y="14.335cm">
          <text:p text:style-name="P1">App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1cm" svg:y1="10.842cm" svg:x2="6.08cm" svg:y2="15.605cm" draw:start-shape="id7" draw:start-glue-point="1" draw:end-shape="id11" draw:end-glue-point="3" svg:d="m4810 10842h635v4763h635">
          <text:p/>
        </draw:connector>
        <draw:connector draw:style-name="gr2" draw:text-style-name="P2" draw:layer="layout" svg:x1="8.62cm" svg:y1="15.605cm" svg:x2="11.16cm" svg:y2="10.842cm" draw:start-shape="id11" draw:start-glue-point="1" draw:end-shape="id4" draw:end-glue-point="3" svg:d="m8620 15605h1270v-4763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urt Stephens</meta:initial-creator>
    <meta:creation-date>2008-10-17T22:10:25</meta:creation-date>
    <dc:creator>Kurt Stephens</dc:creator>
    <dc:date>2008-10-18T12:11:34</dc:date>
    <meta:editing-cycles>3</meta:editing-cycles>
    <meta:editing-duration>PT15M4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